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 Sans" svg:font-family="'Open Sans'" style:font-family-generic="swiss"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Title">
      <style:text-properties fo:language="en" fo:country="US"/>
    </style:style>
    <style:style style:name="P2" style:family="paragraph" style:parent-style-name="Standard">
      <style:text-properties style:font-name="Open Sans" fo:language="en" fo:country="US" officeooo:rsid="000a0019" officeooo:paragraph-rsid="000a0019"/>
    </style:style>
    <style:style style:name="P3" style:family="paragraph" style:parent-style-name="Heading_20_1">
      <style:text-properties fo:language="en" fo:country="US" officeooo:rsid="000a0019" officeooo:paragraph-rsid="000a0019"/>
    </style:style>
    <style:style style:name="P4" style:family="paragraph" style:parent-style-name="Text_20_body">
      <style:text-properties fo:language="en" fo:country="US" officeooo:rsid="000a0019" officeooo:paragraph-rsid="000a0019"/>
    </style:style>
    <style:style style:name="P5" style:family="paragraph" style:parent-style-name="Text_20_body">
      <style:text-properties fo:language="en" fo:country="US" officeooo:rsid="000a0019" officeooo:paragraph-rsid="000ed6a2"/>
    </style:style>
    <style:style style:name="P6" style:family="paragraph" style:parent-style-name="Text_20_body">
      <style:text-properties fo:language="en" fo:country="US" officeooo:rsid="000acedd" officeooo:paragraph-rsid="000c6435"/>
    </style:style>
    <style:style style:name="P7" style:family="paragraph" style:parent-style-name="Text_20_body">
      <style:text-properties fo:language="en" fo:country="US" officeooo:rsid="000acedd" officeooo:paragraph-rsid="000acedd"/>
    </style:style>
    <style:style style:name="P8" style:family="paragraph" style:parent-style-name="Text_20_body">
      <style:text-properties fo:language="en" fo:country="US" officeooo:rsid="000c6435" officeooo:paragraph-rsid="000c6435"/>
    </style:style>
    <style:style style:name="P9" style:family="paragraph" style:parent-style-name="Text_20_body">
      <style:text-properties fo:language="en" fo:country="US" officeooo:rsid="000d2ac7" officeooo:paragraph-rsid="000d2ac7"/>
    </style:style>
    <style:style style:name="T1" style:family="text">
      <style:text-properties fo:language="en" fo:country="US" officeooo:rsid="000a0019"/>
    </style:style>
    <style:style style:name="T2" style:family="text">
      <style:text-properties fo:language="en" fo:country="US"/>
    </style:style>
    <style:style style:name="T3" style:family="text">
      <style:text-properties officeooo:rsid="000ed6a2"/>
    </style:style>
    <style:style style:name="T4" style:family="text">
      <style:text-properties officeooo:rsid="000acedd"/>
    </style:style>
    <style:style style:name="T5" style:family="text">
      <style:text-properties officeooo:rsid="000c643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utorial Videos</text:p>
      <text:p text:style-name="P2"/>
      <text:h text:style-name="P3" text:outline-level="1">1. Installation</text:h>
      <text:h text:style-name="Heading_20_2" text:outline-level="2"><text:span text:style-name="T1">1</text:span><text:span text:style-name="T2">.1. macOS</text:span></text:h>
      <text:p text:style-name="P4">Hi, in this tutorial I am going to show you, how to install PodcastPlugins on a mac.</text:p>
      <text:p text:style-name="P5">Head over to the PodcastPlugins Github site, </text:p>
      <text:p text:style-name="P5">go to 'releases' </text:p>
      <text:p text:style-name="P5">and download the latest installer for macOS in the 'assets' section.</text:p>
      <text:p text:style-name="P4">As <text:span text:style-name="T3">the</text:span> <text:span text:style-name="T3">download-</text:span>destination, choose your download folder or any location you prefer.</text:p>
      <text:p text:style-name="P4">Once you've downloaded the pkg file, don't open it yet, but reveal it in finder. In firefox, you can do so by heading to 'downloads' and click the magnifying glass next to the downloaded file.<text:span text:style-name="T4"> In Safari, this works quite the same.</text:span></text:p>
      <text:p text:style-name="P6"><text:span text:style-name="T5">R</text:span>ight- <text:span text:style-name="T5">or option-</text:span>click on the pkg file and choose 'open'.</text:p>
      <text:p text:style-name="P7">Now <text:span text:style-name="T5">macOS tells you that it cannot verify the developer of PodcastPlugins and asks you if you want to open it anyway. Choose ‘open’.</text:span></text:p>
      <text:p text:style-name="P8">Next, choose to install for all users on the computer or only for you. And continue.</text:p>
      <text:p text:style-name="P8">Next, choose which plugin formats you would like to install. If in doubt, choose all. And continue.</text:p>
      <text:p text:style-name="P8">Then, hit the ‘install’ button to start the installation.</text:p>
      <text:p text:style-name="P8">Enter your user password.</text:p>
      <text:p text:style-name="P8">The installation should go through successfully.</text:p>
      <text:p text:style-name="P9">Close the installer and move it to the bin or keep it.</text:p>
      <text:p text:style-name="P8"/>
      <text:p text:style-name="P8">Congrats, you successfully installed PodcastPlugins on your mac.</text:p>
      <text:p text:style-name="P8">In the next tutorial, learn how to load PodcastPlugins in your DAW and setup your project.</text:p>
      <text:p text:style-name="P8">Happy Podcasting!</text:p>
      <text:p text:style-name="P8"/>
      <text:p text:style-name="P8"><text:soft-page-break/></text:p>
      <text:p text:style-name="P7"/>
      <text:p text:style-name="P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 Sans" svg:font-family="'Open Sans'" style:font-family-generic="swiss"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style:font-name="Open Sans" fo:font-family="'Open Sans'" style:font-family-generic="swiss" style:font-pitch="variable" officeooo:rsid="000a0019"/>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01T17:36:58.790861649</meta:creation-date>
    <dc:date>2025-03-02T11:57:04.331012753</dc:date>
    <meta:editing-duration>PT51M11S</meta:editing-duration>
    <meta:editing-cycles>4</meta:editing-cycles>
    <meta:generator>LibreOffice/24.8.2.1$MacOSX_AARCH64 LibreOffice_project/0f794b6e29741098670a3b95d60478a65d05ef13</meta:generator>
    <meta:document-statistic meta:table-count="0" meta:image-count="0" meta:object-count="0" meta:page-count="2" meta:paragraph-count="20" meta:word-count="222" meta:character-count="1295" meta:non-whitespace-character-count="1091"/>
  </office:meta>
</office:document-meta>
</file>